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1C00000DD84816819B29ED37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4.41cm" svg:x="1.153cm" svg:y="1.882cm">
          <draw:image xlink:href="Pictures/1000020100000B1C00000DD84816819B29ED37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3T10:51:02.362000000</meta:creation-date>
    <dc:date>2022-03-03T10:52:37.409000000</dc:date>
    <meta:editing-duration>PT1M36S</meta:editing-duration>
    <meta:editing-cycles>1</meta:editing-cycles>
    <meta:document-statistic meta:object-count="1"/>
    <meta:generator>LibreOffice/7.1.0.3$Windows_X86_64 LibreOffice_project/f6099ecf3d29644b5008cc8f48f42f4a40986e4c</meta:generator>
  </office:meta>
</office:document-meta>
</file>